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cnwalatw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am__Br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walp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hel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ijazAh20128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bithaBokk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yanOkta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anesode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sayeidi1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kereke_Luck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kkshirsaga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ddydudd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tonJRasmuss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honerium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nMilank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ligariTwitt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T7VXu11XcTiAb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hamma472623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ainroogl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endett269723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picureansi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hTalha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iyadgraphic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ussam_A_Halla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oviethu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JaveriaKiran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aylamarie01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ichworb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inioHVarg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ickishirin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geDashAp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pherbook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Ottobr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8u1x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auman_sididqu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rrenMcCo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kt_twee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ophiepinky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ceke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ocalmem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jetisiri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rantcatkin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heedhargunnam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rian33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ruthTR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benbot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zza_hassan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athi_gk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r_smi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babafree22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offattchristi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ulwahMA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ementoweb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dzellerCDA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ohanKhattak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evinphys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RebeccaCremon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ZachTanZM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roudPakArmy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helgeho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johnaberli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dpjones19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erikari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turban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WessamElhefnawy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IuliaCristina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wLiberated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hanashfaque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emilymaemur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ingswebit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sfrug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femalegazebot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Galsondor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MiglenaMinkova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quaycee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wospworkshop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rkarasick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khobo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IgwehJonah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smythbound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Tswaynee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oduc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llisonHegel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diuhtez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dennisredeker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elithemutt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nneliv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sdaitzman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jcdl201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this_phillips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iamidakwo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justinfbrunelle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aheshamSalem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HarvLatinoAlum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weiglemc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nofearcoca972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jeremyw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anKerchner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shawnmjones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J_IreneTieman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WebSciDL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AndreeaCorinaM2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MySoulisFat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srocheleau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ncasemajor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joaileen_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scientocracyio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camsteiner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jasminemulliken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nanopub_org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kelseyutne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saglikozhan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f_nanni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pluto_network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srbutner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moduloone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permacc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yasmina_anwar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vikesh_koul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keesone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e_mccain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fromADMwithlove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Jim_Salmons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ibnesayeed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softandfierce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grateful_slav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mart1nkle1n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aag1091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walkeroh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robina_naazli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string" calcext:value-type="string">
            <text:p>phonedude_mln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SocScholarCR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mzagaja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Moha_Magdy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jlkoepke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muira_mccammon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lizalphilHR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atomotic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KRGilbertson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ystvns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vVvA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docmattweber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WhatBrett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string" calcext:value-type="string">
            <text:p>nullhandle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scientiffic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DamolaMore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ProactiveProf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kcalloway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webrecorder_io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string" calcext:value-type="string">
            <text:p>ikbear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jesseajohnston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ajioye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string" calcext:value-type="string">
            <text:p>KatherineRCook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jayjeystic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bertramlyons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chrisfreeland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abziegler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documentnow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office:value-type="string" calcext:value-type="string">
            <text:p>Wikicite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ruebot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clancynewyork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hvdsomp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office:value-type="string" calcext:value-type="string">
            <text:p>HarvardLIL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string" calcext:value-type="string">
            <text:p>archiveis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string" calcext:value-type="string">
            <text:p>aabibliographer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jalbertbowdenii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hrisAldrich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captain_maybe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PositiveID_Corp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jessogden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string" calcext:value-type="string">
            <text:p>todrobbins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thenetmonitor</text:p>
          </table:table-cell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BergisJules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>
          <table:table-cell office:value-type="string" calcext:value-type="string">
            <text:p>mcdonald</text:p>
          </table:table-cell>
          <table:table-cell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pj_webster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RyanDeschamps</text:p>
          </table:table-cell>
          <table:table-cell office:value-type="float" office:value="3535" calcext:value-type="float">
            <text:p>3535</text:p>
          </table:table-cell>
        </table:table-row>
        <table:table-row table:style-name="ro1">
          <table:table-cell office:value-type="string" calcext:value-type="string">
            <text:p>williamjturkel</text:p>
          </table:table-cell>
          <table:table-cell office:value-type="float" office:value="3641" calcext:value-type="float">
            <text:p>3641</text:p>
          </table:table-cell>
        </table:table-row>
        <table:table-row table:style-name="ro1">
          <table:table-cell office:value-type="string" calcext:value-type="string">
            <text:p>effodu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string" calcext:value-type="string">
            <text:p>knowtheory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string" calcext:value-type="string">
            <text:p>EbenezarWikina</text:p>
          </table:table-cell>
          <table:table-cell office:value-type="float" office:value="4362" calcext:value-type="float">
            <text:p>4362</text:p>
          </table:table-cell>
        </table:table-row>
        <table:table-row table:style-name="ro1">
          <table:table-cell office:value-type="string" calcext:value-type="string">
            <text:p>ianmilligan1</text:p>
          </table:table-cell>
          <table:table-cell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edsu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office:value-type="string" calcext:value-type="string">
            <text:p>meangrape</text:p>
          </table:table-cell>
          <table:table-cell office:value-type="float" office:value="5241" calcext:value-type="float">
            <text:p>5241</text:p>
          </table:table-cell>
        </table:table-row>
        <table:table-row table:style-name="ro1">
          <table:table-cell office:value-type="string" calcext:value-type="string">
            <text:p>ahidamzair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office:value-type="string" calcext:value-type="string">
            <text:p>WhatTheIfShow</text:p>
          </table:table-cell>
          <table:table-cell office:value-type="float" office:value="8420" calcext:value-type="float">
            <text:p>8420</text:p>
          </table:table-cell>
        </table:table-row>
        <table:table-row table:style-name="ro1">
          <table:table-cell office:value-type="string" calcext:value-type="string">
            <text:p>james3neal</text:p>
          </table:table-cell>
          <table:table-cell office:value-type="float" office:value="8934" calcext:value-type="float">
            <text:p>8934</text:p>
          </table:table-cell>
        </table:table-row>
        <table:table-row table:style-name="ro1">
          <table:table-cell office:value-type="string" calcext:value-type="string">
            <text:p>NiekoGloss</text:p>
          </table:table-cell>
          <table:table-cell office:value-type="float" office:value="23895" calcext:value-type="float">
            <text:p>23895</text:p>
          </table:table-cell>
        </table:table-row>
        <table:table-row table:style-name="ro1">
          <table:table-cell office:value-type="string" calcext:value-type="string">
            <text:p>zittrain</text:p>
          </table:table-cell>
          <table:table-cell office:value-type="float" office:value="42611" calcext:value-type="float">
            <text:p>42611</text:p>
          </table:table-cell>
        </table:table-row>
        <table:table-row table:style-name="ro1">
          <table:table-cell office:value-type="string" calcext:value-type="string">
            <text:p>blossomozurumba</text:p>
          </table:table-cell>
          <table:table-cell office:value-type="float" office:value="45240" calcext:value-type="float">
            <text:p>45240</text:p>
          </table:table-cell>
        </table:table-row>
        <table:table-row table:style-name="ro1">
          <table:table-cell office:value-type="string" calcext:value-type="string">
            <text:p>machinelearnbot</text:p>
          </table:table-cell>
          <table:table-cell office:value-type="float" office:value="46264" calcext:value-type="float">
            <text:p>46264</text:p>
          </table:table-cell>
        </table:table-row>
        <table:table-row table:style-name="ro1">
          <table:table-cell office:value-type="string" calcext:value-type="string">
            <text:p>OG__Pumpin</text:p>
          </table:table-cell>
          <table:table-cell office:value-type="float" office:value="51001" calcext:value-type="float">
            <text:p>51001</text:p>
          </table:table-cell>
        </table:table-row>
        <table:table-row table:style-name="ro1">
          <table:table-cell office:value-type="string" calcext:value-type="string">
            <text:p>thepamilerin</text:p>
          </table:table-cell>
          <table:table-cell office:value-type="float" office:value="53951" calcext:value-type="float">
            <text:p>53951</text:p>
          </table:table-cell>
        </table:table-row>
        <table:table-row table:style-name="ro1">
          <table:table-cell office:value-type="string" calcext:value-type="string">
            <text:p>aunty_ifeoma</text:p>
          </table:table-cell>
          <table:table-cell office:value-type="float" office:value="170109" calcext:value-type="float">
            <text:p>170109</text:p>
          </table:table-cell>
        </table:table-row>
      </table:table>
      <table:named-expressions/>
      <table:database-ranges>
        <table:database-range table:name="__Anonymous_Sheet_DB__0" table:target-range-address="acnwalatwt.A1:acnwalatwt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2T21:31:53.807596159</dc:date>
    <meta:editing-duration>PT17M33S</meta:editing-duration>
    <meta:editing-cycles>1</meta:editing-cycles>
    <meta:document-statistic meta:table-count="1" meta:cell-count="384" meta:object-count="0"/>
    <meta:generator>LibreOffice/5.0.6.2$Linux_X86_64 LibreOffice_project/00$Build-2</meta:generator>
  </office:meta>
</office:document-meta>
</file>